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187790" officeooo:paragraph-rsid="00187790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87790" officeooo:paragraph-rsid="00198a0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98a08" officeooo:paragraph-rsid="00198a08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6pt" fo:font-weight="normal" officeooo:rsid="00198a08" officeooo:paragraph-rsid="00198a08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6pt" fo:font-weight="normal" officeooo:rsid="00187790" officeooo:paragraph-rsid="00198a08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weight="bold" officeooo:rsid="00198a08" officeooo:paragraph-rsid="00198a08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weight="bold" officeooo:rsid="00187790" officeooo:paragraph-rsid="00187790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187790" officeooo:paragraph-rsid="00187790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198a08" officeooo:paragraph-rsid="00198a08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6pt" fo:font-weight="bold" officeooo:rsid="00198a08" officeooo:paragraph-rsid="00198a08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6pt" fo:font-weight="normal" officeooo:rsid="00198a08" officeooo:paragraph-rsid="00198a08" style:font-size-asian="14pt" style:font-weight-asian="normal" style:font-size-complex="16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officeooo:rsid="00198a08" style:font-weight-asian="bold" style:font-weight-complex="bold"/>
    </style:style>
    <style:style style:name="T3" style:family="text">
      <style:text-properties style:font-name="Times New Roman" officeooo:rsid="00198a08"/>
    </style:style>
    <style:style style:name="T4" style:family="text">
      <style:text-properties style:font-name="Times New Roman" officeooo:rsid="00187790"/>
    </style:style>
    <style:style style:name="T5" style:family="text">
      <style:text-properties fo:color="#0000cc" style:font-name="Times New Roman" fo:font-weight="bold" style:font-weight-asian="bold" style:font-weight-complex="bold"/>
    </style:style>
    <style:style style:name="T6" style:family="text">
      <style:text-properties fo:color="#0000ff" style:font-name="Times New Roman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officeooo:rsid="00198a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User Homepage</text:span></text:p>
      <text:p text:style-name="P11">1. Widget showing Name of the client, Net worth, Gain, Gain%, Max Gainer and Max Loser</text:p>
      <text:p text:style-name="P10"/>
      <text:p text:style-name="P7">Portfolio Homepage</text:p>
      <text:p text:style-name="P2"><text:span text:style-name="T1">1. </text:span><text:span text:style-name="T3">Widget showing Total value of shares, Total Gain and Total Gain%</text:span></text:p>
      <text:p text:style-name="P2"><text:span text:style-name="T8">2. </text:span><text:a xlink:type="simple" xlink:href="../Portfolio%20Homepage%20Template.ods" text:style-name="Internet_20_link" text:visited-style-name="Visited_20_Internet_20_Link"><text:span text:style-name="T5">Show list of companies that have already been invested in</text:span></text:a></text:p>
      <text:p text:style-name="P1"><text:span text:style-name="T3">3</text:span><text:span text:style-name="T1">. Buy/sell shares</text:span></text:p>
      <text:p text:style-name="P1"><text:span text:style-name="T3">4</text:span><text:span text:style-name="T1">. Analyse a company’s performance</text:span></text:p>
      <text:p text:style-name="P1"><text:span text:style-name="T3">5</text:span><text:span text:style-name="T1">. Compare 2, 3 or 4 companies</text:span></text:p>
      <text:p text:style-name="P1"><text:span text:style-name="T3">6</text:span><text:span text:style-name="T1">. Add company (not previously invested in)</text:span></text:p>
      <text:p text:style-name="P1"><text:span text:style-name="T3">7</text:span><text:span text:style-name="T1">. Delete portfolio (only if empty)</text:span></text:p>
      <text:p text:style-name="P8"/>
      <text:p text:style-name="P7">Company Research Page</text:p>
      <text:p text:style-name="P8">1. Name of the company, Market Cap, No. of stocks being traded</text:p>
      <text:p text:style-name="P8">2. Widget showing Live Stock Price, Gain and Gain%</text:p>
      <text:p text:style-name="P8">3. Time-history graph of Live Stock Price (customizable timespan)</text:p>
      <text:p text:style-name="P8">4. Widget showing top 5 Google News results</text:p>
      <text:p text:style-name="P8"/>
      <text:p text:style-name="P7">Company Comparison Page</text:p>
      <text:p text:style-name="P8">1. For 2/3/4 companies, superimposed time-history graphs of:<text:line-break/> <text:tab/>(a) Live Stock Price</text:p>
      <text:p text:style-name="P8"><text:s/><text:tab/>(b) Gain%</text:p>
      <text:p text:style-name="P1"><text:span text:style-name="T1">2. For 2/3/4 companies, comparative bar chart</text:span><text:span text:style-name="T3">s</text:span><text:span text:style-name="T1"> showing:</text:span></text:p>
      <text:p text:style-name="P8"><text:tab/>(a) Live Stock Price</text:p>
      <text:p text:style-name="P8"><text:tab/>(b) Gain%</text:p>
      <text:p text:style-name="P8"><text:tab/>(c) Market Cap<text:line-break/>3. Table showing top 3 Google News results of companies side-by-side</text:p>
      <text:p text:style-name="P1"><text:span text:style-name="T1"><text:line-break/></text:span><text:span text:style-name="T2">Marketplace Page</text:span></text:p>
      <text:p text:style-name="P9">1. Drop-down menu to select a Stock Exchange</text:p>
      <text:p text:style-name="P3"><text:span text:style-name="T1">2. </text:span><text:a xlink:type="simple" xlink:href="../Marketplace%20Page%20Template.ods" text:style-name="Internet_20_link" text:visited-style-name="Visited_20_Internet_20_Link"><text:span text:style-name="T5">Show list of companies listed on that Exchange</text:span></text:a></text:p>
      <text:p text:style-name="P11">3. Buy/sell shares</text:p>
      <text:p text:style-name="P11">4. Compare 2, 3 or 4 companies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0">(If there are multiple portfolios)</text:p>
      <text:p text:style-name="P10"/>
      <text:p text:style-name="P10">User Homepage</text:p>
      <text:p text:style-name="P11">1. Widget showing Name of the client, Net worth, Gain, Gain%, Max Gainer and Max Loser</text:p>
      <text:p text:style-name="P4"><text:span text:style-name="T1">2. </text:span><text:a xlink:type="simple" xlink:href="../User%20Homepage%20Template.ods" text:style-name="Internet_20_link" text:visited-style-name="Visited_20_Internet_20_Link"><text:span text:style-name="T6">Show list of portfolios</text:span></text:a></text:p>
      <text:p text:style-name="P11">3. Add new portfolios</text:p>
      <text:p text:style-name="P11">4. Compare 2, 3 or 4 portfolios</text:p>
      <text:p text:style-name="P11"/>
      <text:p text:style-name="P10">Portfolio Comparison Page</text:p>
      <text:p text:style-name="P4"><text:span text:style-name="T1">1. <text:s/></text:span><text:span text:style-name="T4">For 2/3/4 </text:span><text:span text:style-name="T1">portfolios,</text:span><text:span text:style-name="T4"> comparative bar chart</text:span><text:span text:style-name="T1">s</text:span><text:span text:style-name="T4"> showing:</text:span></text:p>
      <text:p text:style-name="P2"><text:span text:style-name="T1"><text:tab/>(a) </text:span><text:span text:style-name="T3">Total value of shares</text:span></text:p>
      <text:p text:style-name="P2"><text:span text:style-name="T1"><text:tab/>(b) </text:span><text:span text:style-name="T3">Total Gain</text:span></text:p>
      <text:p text:style-name="P5"><text:span text:style-name="T1"><text:tab/>(c) </text:span><text:span text:style-name="T3">Total Gain%</text:span></text:p>
      <text:p text:style-name="P10"/>
      <text:p text:style-name="P11"/>
      <text:p text:style-name="P11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1:33:16.813000000</meta:creation-date>
    <meta:generator>LibreOffice/5.1.3.2$Windows_x86 LibreOffice_project/644e4637d1d8544fd9f56425bd6cec110e49301b</meta:generator>
    <dc:date>2016-08-26T14:12:47.479000000</dc:date>
    <meta:editing-duration>PT23M49S</meta:editing-duration>
    <meta:editing-cycles>2</meta:editing-cycles>
    <meta:document-statistic meta:table-count="0" meta:image-count="0" meta:object-count="0" meta:page-count="2" meta:paragraph-count="38" meta:word-count="247" meta:character-count="1440" meta:non-whitespace-character-count="1219"/>
  </office:meta>
</office:document-meta>
</file>